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52" calcext:value-type="float">
            <text:p>1252</text:p>
          </table:table-cell>
          <table:table-cell table:style-name="ce7" table:formula="of:=COUNTIF([.B7:.B999998];&quot;X&quot;)" office:value-type="float" office:value="1079" calcext:value-type="float">
            <text:p>1079</text:p>
          </table:table-cell>
          <table:table-cell table:style-name="ce7" table:formula="of:=COUNTIF([.C7:.C999998];&quot;X&quot;)" office:value-type="float" office:value="21" calcext:value-type="float">
            <text:p>21</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47" calcext:value-type="float">
            <text:p>147</text:p>
          </table:table-cell>
          <table:table-cell table:style-name="ce25" table:formula="of:=SUM([.B2:.F2])" office:value-type="float" office:value="1332" calcext:value-type="float">
            <text:p>133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3" table:number-rows-repeated="159">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17">00/00/0000</text:date>, <text:time style:data-style-name="N2" text:time-value="19:41:13.62544875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17T19:41:53.882874197</dc:date>
    <meta:editing-duration>P1DT9H24M43S</meta:editing-duration>
    <meta:editing-cycles>1244</meta:editing-cycles>
    <meta:document-statistic meta:table-count="1" meta:cell-count="7555" meta:object-count="0"/>
  </office:meta>
</office:document-meta>
</file>